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fa Slab One" svg:font-family="'Alfa Slab One'"/>
    <style:font-face style:name="Arial1" svg:font-family="Arial"/>
    <style:font-face style:name="Proxima Nova1" svg:font-family="'Proxima Nova'"/>
    <style:font-face style:name="Arial" svg:font-family="Arial" style:font-pitch="variable"/>
    <style:font-face style:name="Caladea1" svg:font-family="Caladea" style:font-pitch="variable"/>
    <style:font-face style:name="Proxima Nova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Section_20_header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Main_20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2" style:family="presentation" style:parent-style-name="Section_20_title_20_and_20_descriptio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3" style:family="presentation" style:parent-style-name="Section_20_title_20_and_20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14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6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1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5722" style:text-line-through-style="none" style:text-line-through-type="none" style:text-position="0% 100%" style:font-name="Alfa Slab One" fo:font-size="54pt" fo:letter-spacing="normal" fo:font-style="normal" style:text-underline-style="none" fo:font-weight="normal" style:font-name-asian="Alfa Slab One" style:font-size-asian="54pt" style:font-style-asian="normal" style:font-weight-asian="normal" style:font-name-complex="Alfa Slab One" style:font-size-complex="54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Proxima Nova1" fo:font-size="24pt" fo:letter-spacing="normal" fo:font-style="normal" style:text-underline-style="none" fo:font-weight="normal" style:font-name-asian="Proxima Nova1" style:font-size-asian="24pt" style:font-style-asian="normal" style:font-weight-asian="normal" style:font-name-complex="Proxima Nova1" style:font-size-complex="24pt" style:font-style-complex="normal" style:font-weight-complex="normal"/>
    </style:style>
    <style:style style:name="T3" style:family="text">
      <style:text-properties fo:font-variant="normal" fo:text-transform="none" fo:color="#ff5722" style:text-line-through-style="none" style:text-line-through-type="none" style:text-position="0% 100%" style:font-name="Alfa Slab One" fo:font-size="30pt" fo:letter-spacing="normal" fo:font-style="normal" style:text-underline-style="none" fo:font-weight="normal" style:font-name-asian="Alfa Slab One" style:font-size-asian="30pt" style:font-style-asian="normal" style:font-weight-asian="normal" style:font-name-complex="Alfa Slab One" style:font-size-complex="30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lfa Slab One" fo:font-size="68pt" fo:letter-spacing="normal" fo:font-style="normal" style:text-underline-style="none" fo:font-weight="normal" style:font-name-asian="Alfa Slab One" style:font-size-asian="68pt" style:font-style-asian="normal" style:font-weight-asian="normal" style:font-name-complex="Alfa Slab One" style:font-size-complex="6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lfa Slab One" fo:font-size="36pt" fo:letter-spacing="normal" fo:font-style="normal" style:text-underline-style="none" fo:font-weight="normal" style:font-name-asian="Alfa Slab One" style:font-size-asian="36pt" style:font-style-asian="normal" style:font-weight-asian="normal" style:font-name-complex="Alfa Slab One" style:font-size-complex="3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lfa Slab One" fo:font-size="24pt" fo:letter-spacing="normal" fo:font-style="normal" style:text-underline-style="none" fo:font-weight="normal" style:font-name-asian="Alfa Slab One" style:font-size-asian="24pt" style:font-style-asian="normal" style:font-weight-asian="normal" style:font-name-complex="Alfa Slab One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lfa Slab One" fo:font-size="48pt" fo:letter-spacing="normal" fo:font-style="normal" style:text-underline-style="none" fo:font-weight="normal" style:font-name-asian="Alfa Slab One" style:font-size-asian="48pt" style:font-style-asian="normal" style:font-weight-asian="normal" style:font-name-complex="Alfa Slab One" style:font-size-complex="48pt" style:font-style-complex="normal" style:font-weight-complex="normal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Proxima Nova1" fo:font-size="18pt" fo:letter-spacing="normal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 style:font-style-complex="normal" style:font-weight-complex="bold"/>
    </style:style>
    <style:style style:name="T10" style:family="text">
      <style:text-properties fo:font-variant="normal" fo:text-transform="none" fo:color="#ff5722" style:text-line-through-style="none" style:text-line-through-type="none" style:text-position="0% 100%" style:font-name="Alfa Slab One" fo:font-size="38pt" fo:letter-spacing="normal" fo:font-style="normal" style:text-underline-style="none" fo:font-weight="normal" style:font-name-asian="Alfa Slab One" style:font-size-asian="38pt" style:font-style-asian="normal" style:font-weight-asian="normal" style:font-name-complex="Alfa Slab One" style:font-size-complex="3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57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636cm" text:min-label-width="0.634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6" presentation:style-name="pr1" draw:text-style-name="P2" draw:layer="layout" svg:width="23.667cm" svg:height="5.437cm" svg:x="0.866cm" svg:y="1.655cm" presentation:class="title" presentation:user-transformed="true">
          <draw:text-box>
            <text:p text:style-name="P1"><text:span text:style-name="T1">Bangazon Orientation</text:span></text:p>
          </draw:text-box>
        </draw:frame>
        <draw:frame draw:name="Shape 57" presentation:style-name="pr2" draw:text-style-name="P3" draw:layer="layout" svg:width="23.667cm" svg:height="2.037cm" svg:x="0.866cm" svg:y="8.794cm" presentation:class="subtitle" presentation:user-transformed="true">
          <draw:text-box>
            <text:p text:style-name="P1"><text:span text:style-name="T2">Teamwork Using Sprints</text:span></text:p>
          </draw:text-box>
        </draw:frame>
        <presentation:notes draw:style-name="dp2">
          <draw:page-thumbnail draw:name="Shape 53" draw:style-name="gr1" draw:layer="layout" svg:width="16.933cm" svg:height="9.524cm" svg:x="1.059cm" svg:y="1.905cm" draw:page-number="1" presentation:class="page"/>
          <draw:frame draw:name="Shape 5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s" draw:style-name="dp1" draw:master-page-name="Title_20_and_20_body" presentation:presentation-page-layout-name="AL2T1">
        <draw:frame draw:name="Shape 6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opics</text:span></text:p>
          </draw:text-box>
        </draw:frame>
        <draw:frame draw:name="Shape 6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Agile Development</text:span></text:p>
              </text:list-item>
              <text:list-item>
                <text:p text:style-name="P7"><text:span text:style-name="T4">Scrum</text:span></text:p>
              </text:list-item>
              <text:list-item>
                <text:p text:style-name="P7"><text:span text:style-name="T4">Bangazon Ground Rules</text:span></text:p>
              </text:list-item>
            </text:list>
          </draw:text-box>
        </draw:frame>
        <presentation:notes draw:style-name="dp2">
          <draw:page-thumbnail draw:name="Shape 59" draw:style-name="gr1" draw:layer="layout" svg:width="16.932cm" svg:height="9.524cm" svg:x="1.059cm" svg:y="1.905cm" draw:page-number="2" presentation:class="page"/>
          <draw:frame draw:name="Shape 6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terfall " draw:style-name="dp1" draw:master-page-name="Title_20_and_20_body" presentation:presentation-page-layout-name="AL2T1">
        <draw:frame draw:name="Shape 6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aterfall </text:span></text:p>
          </draw:text-box>
        </draw:frame>
        <draw:frame draw:name="Shape 6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The old way of doing project management. Non-iterative, linear progress.</text:span></text:p>
            <text:p text:style-name="P7"><text:span text:style-name="T4">Software done in 6 distinct phases:</text:span></text:p>
            <text:list text:style-name="L3">
              <text:list-item>
                <text:p text:style-name="P7"><text:span text:style-name="T4">Requirements</text:span></text:p>
              </text:list-item>
              <text:list-item>
                <text:p text:style-name="P7"><text:span text:style-name="T4">Design</text:span></text:p>
              </text:list-item>
              <text:list-item>
                <text:p text:style-name="P7"><text:span text:style-name="T4">Implementation</text:span></text:p>
              </text:list-item>
              <text:list-item>
                <text:p text:style-name="P7"><text:span text:style-name="T4">Verification</text:span></text:p>
              </text:list-item>
              <text:list-item>
                <text:p text:style-name="P7"><text:span text:style-name="T4">Deployment</text:span></text:p>
              </text:list-item>
              <text:list-item>
                <text:p text:style-name="P7"><text:span text:style-name="T4">Maintenance</text:span></text:p>
              </text:list-item>
            </text:list>
          </draw:text-box>
        </draw:frame>
        <presentation:notes draw:style-name="dp2">
          <draw:page-thumbnail draw:name="Shape 65" draw:style-name="gr1" draw:layer="layout" svg:width="16.932cm" svg:height="9.524cm" svg:x="1.059cm" svg:y="1.905cm" draw:page-number="3" presentation:class="page"/>
          <draw:frame draw:name="Shape 6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s with Waterfall" draw:style-name="dp1" draw:master-page-name="Title_20_and_20_body" presentation:presentation-page-layout-name="AL2T1">
        <draw:frame draw:name="Shape 7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oblems with Waterfall</text:span></text:p>
          </draw:text-box>
        </draw:frame>
        <draw:frame draw:name="Shape 7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Unknown, unexpected requirements</text:span></text:p>
            <text:p text:style-name="P7"><text:span text:style-name="T4">Major problems aren’t identified early</text:span></text:p>
            <text:p text:style-name="P7"><text:span text:style-name="T4">Clients don’t see projects until the development is done</text:span></text:p>
          </draw:text-box>
        </draw:frame>
        <presentation:notes draw:style-name="dp2">
          <draw:page-thumbnail draw:name="Shape 71" draw:style-name="gr1" draw:layer="layout" svg:width="16.932cm" svg:height="9.524cm" svg:x="1.059cm" svg:y="1.905cm" draw:page-number="4" presentation:class="page"/>
          <draw:frame draw:name="Shape 7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ile Methodology" draw:style-name="dp1" draw:master-page-name="Section_20_header">
        <draw:frame draw:name="Shape 80" presentation:style-name="pr7" draw:text-style-name="P9" draw:layer="layout" svg:width="22.539cm" svg:height="6.793cm" svg:x="0.866cm" svg:y="6.89cm" presentation:class="title" presentation:user-transformed="true">
          <draw:text-box>
            <text:p text:style-name="P5"><text:span text:style-name="T5">Agile Methodology</text:span></text:p>
          </draw:text-box>
        </draw:frame>
        <presentation:notes draw:style-name="dp2">
          <draw:page-thumbnail draw:name="Shape 77" draw:style-name="gr1" draw:layer="layout" svg:width="16.932cm" svg:height="9.524cm" svg:x="1.059cm" svg:y="1.905cm" draw:page-number="5" presentation:class="page"/>
          <draw:frame draw:name="Shape 7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ection_20_header">
        <draw:frame draw:name="Shape 85" presentation:style-name="pr7" draw:text-style-name="P9" draw:layer="layout" svg:width="22.539cm" svg:height="12.87cm" svg:x="0.866cm" svg:y="0.814cm" presentation:class="title" presentation:user-transformed="true">
          <draw:text-box>
            <text:p text:style-name="P5"><text:span text:style-name="T6">Agile is a time boxed, iterative approach to software delivery that builds software incrementally from the start of the project, instead of trying to deliver it all at once near the end. </text:span><text:span text:style-name="T7">-AgileNutshell.com</text:span></text:p>
          </draw:text-box>
        </draw:frame>
        <presentation:notes draw:style-name="dp2">
          <draw:page-thumbnail draw:name="Shape 82" draw:style-name="gr1" draw:layer="layout" svg:width="16.932cm" svg:height="9.524cm" svg:x="1.059cm" svg:y="1.905cm" draw:page-number="6" presentation:class="page"/>
          <draw:frame draw:name="Shape 83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dividuals and Actions &#10;Over &#10;Processes and Tools" draw:style-name="dp1" draw:master-page-name="Main_20_point">
        <draw:frame draw:name="Shape 90" presentation:style-name="pr9" draw:text-style-name="P10" draw:layer="layout" svg:width="22.359cm" svg:height="11.362cm" svg:x="1.362cm" svg:y="1.462cm" presentation:class="title" presentation:user-transformed="true">
          <draw:text-box>
            <text:p text:style-name="P1"><text:span text:style-name="T8">Individuals and Actions </text:span><text:span text:style-name="T8"><text:line-break/></text:span><text:span text:style-name="T6">Over </text:span><text:span text:style-name="T6"><text:line-break/></text:span><text:span text:style-name="T6">Processes and Tools</text:span></text:p>
          </draw:text-box>
        </draw:frame>
        <presentation:notes draw:style-name="dp2">
          <draw:page-thumbnail draw:name="Shape 87" draw:style-name="gr1" draw:layer="layout" svg:width="16.932cm" svg:height="9.524cm" svg:x="1.059cm" svg:y="1.905cm" draw:page-number="7" presentation:class="page"/>
          <draw:frame draw:name="Shape 88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ing Software &#10;Over &#10;Comprehensive Documentation" draw:style-name="dp1" draw:master-page-name="Main_20_point">
        <draw:frame draw:name="Shape 95" presentation:style-name="pr9" draw:text-style-name="P10" draw:layer="layout" svg:width="22.359cm" svg:height="11.362cm" svg:x="1.362cm" svg:y="1.462cm" presentation:class="title" presentation:user-transformed="true">
          <draw:text-box>
            <text:p text:style-name="P1"><text:span text:style-name="T8">Working Software </text:span><text:span text:style-name="T8"><text:line-break/></text:span><text:span text:style-name="T6">Over </text:span><text:span text:style-name="T6"><text:line-break/></text:span><text:span text:style-name="T6">Comprehensive Documentation</text:span></text:p>
          </draw:text-box>
        </draw:frame>
        <presentation:notes draw:style-name="dp2">
          <draw:page-thumbnail draw:name="Shape 92" draw:style-name="gr1" draw:layer="layout" svg:width="16.932cm" svg:height="9.524cm" svg:x="1.059cm" svg:y="1.905cm" draw:page-number="8" presentation:class="page"/>
          <draw:frame draw:name="Shape 93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stomer Collaboration&#10;Over &#10;Contract Negotiations" draw:style-name="dp1" draw:master-page-name="Main_20_point">
        <draw:frame draw:name="Shape 100" presentation:style-name="pr9" draw:text-style-name="P10" draw:layer="layout" svg:width="22.359cm" svg:height="11.362cm" svg:x="1.362cm" svg:y="1.462cm" presentation:class="title" presentation:user-transformed="true">
          <draw:text-box>
            <text:p text:style-name="P1"><text:span text:style-name="T8">Customer Collaboration</text:span><text:span text:style-name="T8"><text:line-break/></text:span><text:span text:style-name="T6">Over </text:span><text:span text:style-name="T6"><text:line-break/></text:span><text:span text:style-name="T6">Contract Negotiations</text:span></text:p>
          </draw:text-box>
        </draw:frame>
        <presentation:notes draw:style-name="dp2">
          <draw:page-thumbnail draw:name="Shape 97" draw:style-name="gr1" draw:layer="layout" svg:width="16.932cm" svg:height="9.524cm" svg:x="1.059cm" svg:y="1.905cm" draw:page-number="9" presentation:class="page"/>
          <draw:frame draw:name="Shape 98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ponding to Change &#10;Over &#10;Following a Plan" draw:style-name="dp1" draw:master-page-name="Main_20_point">
        <draw:frame draw:name="Shape 105" presentation:style-name="pr9" draw:text-style-name="P10" draw:layer="layout" svg:width="22.359cm" svg:height="11.362cm" svg:x="1.362cm" svg:y="1.462cm" presentation:class="title" presentation:user-transformed="true">
          <draw:text-box>
            <text:p text:style-name="P1"><text:span text:style-name="T8">Responding to Change </text:span><text:span text:style-name="T8"><text:line-break/></text:span><text:span text:style-name="T6">Over </text:span><text:span text:style-name="T6"><text:line-break/></text:span><text:span text:style-name="T6">Following a Plan</text:span></text:p>
          </draw:text-box>
        </draw:frame>
        <presentation:notes draw:style-name="dp2">
          <draw:page-thumbnail draw:name="Shape 102" draw:style-name="gr1" draw:layer="layout" svg:width="16.932cm" svg:height="9.524cm" svg:x="1.059cm" svg:y="1.905cm" draw:page-number="10" presentation:class="page"/>
          <draw:frame draw:name="Shape 103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rum" draw:style-name="dp1" draw:master-page-name="Section_20_header">
        <draw:frame draw:name="Shape 110" presentation:style-name="pr7" draw:text-style-name="P9" draw:layer="layout" svg:width="22.539cm" svg:height="6.793cm" svg:x="0.866cm" svg:y="6.89cm" presentation:class="title" presentation:user-transformed="true">
          <draw:text-box>
            <text:p text:style-name="P5"><text:span text:style-name="T5">Scrum</text:span></text:p>
          </draw:text-box>
        </draw:frame>
        <presentation:notes draw:style-name="dp2">
          <draw:page-thumbnail draw:name="Shape 107" draw:style-name="gr1" draw:layer="layout" svg:width="16.932cm" svg:height="9.524cm" svg:x="1.059cm" svg:y="1.905cm" draw:page-number="11" presentation:class="page"/>
          <draw:frame draw:name="Shape 10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rum Team Roles" draw:style-name="dp1" draw:master-page-name="Title_20_and_20_body" presentation:presentation-page-layout-name="AL2T1">
        <draw:frame draw:name="Shape 1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crum Team Roles</text:span></text:p>
          </draw:text-box>
        </draw:frame>
        <draw:frame draw:name="Shape 11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Product Owner - Represents the product's stakeholders to the team. Acts as the voice of the customer. Sets priorities, gives requirements.</text:span></text:p>
            <text:p text:style-name="P7"><text:span text:style-name="T4"/></text:p>
            <text:p text:style-name="P7"><text:span text:style-name="T4">Scrum Master - Helps the team deliver work by removing roadblocks. Runs the daily standup and ensures the team follows scrum process.</text:span></text:p>
            <text:p text:style-name="P7"><text:span text:style-name="T4"/></text:p>
            <text:p text:style-name="P7"><text:span text:style-name="T4">Development Team</text:span></text:p>
          </draw:text-box>
        </draw:frame>
        <presentation:notes draw:style-name="dp2">
          <draw:page-thumbnail draw:name="Shape 112" draw:style-name="gr1" draw:layer="layout" svg:width="16.932cm" svg:height="9.524cm" svg:x="1.059cm" svg:y="1.905cm" draw:page-number="12" presentation:class="page"/>
          <draw:frame draw:name="Shape 11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rum Workflow" draw:style-name="dp1" draw:master-page-name="Title_20_and_20_body" presentation:presentation-page-layout-name="AL2T1">
        <draw:frame draw:name="Shape 1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crum Workflow</text:span></text:p>
          </draw:text-box>
        </draw:frame>
        <draw:frame draw:name="Shape 12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Scrum developments is done in sprints (iterations) that last for a preset amount of time. </text:span></text:p>
            <text:p text:style-name="P7"><text:span text:style-name="T4">Each sprint consists of:</text:span></text:p>
            <text:p text:style-name="P11"><text:span text:style-name="T4">Planning</text:span></text:p>
            <text:p text:style-name="P11"><text:span text:style-name="T4">Daily scrum meetings</text:span></text:p>
            <text:p text:style-name="P11"><text:span text:style-name="T4">Review</text:span></text:p>
            <text:p text:style-name="P11"><text:span text:style-name="T4">Retrospective</text:span></text:p>
            <text:p text:style-name="P11"><text:span text:style-name="T4">Other processes: Backlog Grooming, Team Norms</text:span></text:p>
          </draw:text-box>
        </draw:frame>
        <presentation:notes draw:style-name="dp2">
          <draw:page-thumbnail draw:name="Shape 118" draw:style-name="gr1" draw:layer="layout" svg:width="16.932cm" svg:height="9.524cm" svg:x="1.059cm" svg:y="1.905cm" draw:page-number="13" presentation:class="page"/>
          <draw:frame draw:name="Shape 1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 Values of Scrum" draw:style-name="dp1" draw:master-page-name="Title_20_and_20_body" presentation:presentation-page-layout-name="AL2T1">
        <draw:frame draw:name="Shape 1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5 Values of Scrum</text:span></text:p>
          </draw:text-box>
        </draw:frame>
        <draw:frame draw:name="Shape 12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9">Commitment</text:span><text:span text:style-name="T4">: Team members individually commit to achieving their team goals, each and every sprint.</text:span><text:span text:style-name="T4"><text:line-break/></text:span><text:span text:style-name="T9">Courage</text:span><text:span text:style-name="T4">: Team members know they have the courage to work through conflict and challenges together so that they can do the right thing.</text:span><text:span text:style-name="T4"><text:line-break/></text:span><text:span text:style-name="T9">Focus</text:span><text:span text:style-name="T4">: Team members focus exclusively on their team goals and the sprint backlog; there should be no work done other than through their backlog.</text:span><text:span text:style-name="T4"><text:line-break/></text:span><text:span text:style-name="T9">Openness</text:span><text:span text:style-name="T4">: Team members and their stakeholders agree to be transparent about their work and any challenges they face.</text:span><text:span text:style-name="T4"><text:line-break/></text:span><text:span text:style-name="T9">Respect</text:span><text:span text:style-name="T4">: Team members respect each other to be technically capable and to work with good intent.</text:span></text:p>
          </draw:text-box>
        </draw:frame>
        <presentation:notes draw:style-name="dp2">
          <draw:page-thumbnail draw:name="Shape 124" draw:style-name="gr1" draw:layer="layout" svg:width="16.932cm" svg:height="9.524cm" svg:x="1.059cm" svg:y="1.905cm" draw:page-number="14" presentation:class="page"/>
          <draw:frame draw:name="Shape 12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efits of Scrum" draw:style-name="dp1" draw:master-page-name="Title_20_and_20_body" presentation:presentation-page-layout-name="AL2T1">
        <draw:frame draw:name="Shape 1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enefits of Scrum</text:span></text:p>
          </draw:text-box>
        </draw:frame>
        <draw:frame draw:name="Shape 13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Scrum assumes that requirements will change. Being able to get near-immediate feedback allows a team to move with change as it happens. </text:span></text:p>
            <text:p text:style-name="P7"><text:span text:style-name="T4">Scrum let’s teams delivery quickly. Teams don’t wait until all requirements are clearly outlined before they start working - the only part that has to be defined is the work of a sprint.</text:span></text:p>
            <text:p text:style-name="P7"><text:span text:style-name="T4"><text:s/></text:span></text:p>
          </draw:text-box>
        </draw:frame>
        <presentation:notes draw:style-name="dp2">
          <draw:page-thumbnail draw:name="Shape 130" draw:style-name="gr1" draw:layer="layout" svg:width="16.932cm" svg:height="9.524cm" svg:x="1.059cm" svg:y="1.905cm" draw:page-number="15" presentation:class="page"/>
          <draw:frame draw:name="Shape 13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es this work in the real world?" draw:style-name="dp1" draw:master-page-name="Section_20_header">
        <draw:frame draw:name="Shape 139" presentation:style-name="pr7" draw:text-style-name="P9" draw:layer="layout" svg:width="22.539cm" svg:height="6.793cm" svg:x="0.866cm" svg:y="6.89cm" presentation:class="title" presentation:user-transformed="true">
          <draw:text-box>
            <text:p text:style-name="P5"><text:span text:style-name="T5">How does this work in the real world?</text:span></text:p>
          </draw:text-box>
        </draw:frame>
        <presentation:notes draw:style-name="dp2">
          <draw:page-thumbnail draw:name="Shape 136" draw:style-name="gr1" draw:layer="layout" svg:width="16.932cm" svg:height="9.524cm" svg:x="1.059cm" svg:y="1.905cm" draw:page-number="16" presentation:class="page"/>
          <draw:frame draw:name="Shape 137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ngazon Ground Rules" draw:style-name="dp1" draw:master-page-name="Section_20_title_20_and_20_description">
        <draw:frame draw:name="Shape 144" presentation:style-name="pr11" draw:text-style-name="P12" draw:layer="layout" svg:width="11.236cm" svg:height="4.31cm" svg:x="0.738cm" svg:y="3.821cm" presentation:class="title" presentation:user-transformed="true">
          <draw:text-box>
            <text:p text:style-name="P1"><text:span text:style-name="T10">Bangazon Ground Rules</text:span></text:p>
          </draw:text-box>
        </draw:frame>
        <draw:frame draw:name="Shape 145" presentation:style-name="pr12" draw:text-style-name="P13" draw:layer="layout" svg:width="11.236cm" svg:height="3.736cm" svg:x="0.738cm" svg:y="8.281cm" presentation:class="subtitle" presentation:placeholder="true" presentation:user-transformed="true">
          <draw:text-box/>
        </draw:frame>
        <draw:frame draw:name="Shape 146" presentation:style-name="pr13" draw:text-style-name="P8" draw:layer="layout" svg:width="10.657cm" svg:height="10.263cm" svg:x="13.721cm" svg:y="2.012cm" presentation:class="outline" presentation:user-transformed="true">
          <draw:text-box>
            <text:p text:style-name="P7"><text:span text:style-name="T11">Planning</text:span></text:p>
            <text:p text:style-name="P7"><text:span text:style-name="T11">Daily Stand Up</text:span></text:p>
            <text:p text:style-name="P7"><text:span text:style-name="T11">Retrospectives</text:span></text:p>
          </draw:text-box>
        </draw:frame>
        <presentation:notes draw:style-name="dp2">
          <draw:page-thumbnail draw:name="Shape 141" draw:style-name="gr1" draw:layer="layout" svg:width="16.932cm" svg:height="9.524cm" svg:x="1.059cm" svg:y="1.905cm" draw:page-number="17" presentation:class="page"/>
          <draw:frame draw:name="Shape 142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fa Slab One" svg:font-family="'Alfa Slab One'"/>
    <style:font-face style:name="Arial1" svg:font-family="Arial"/>
    <style:font-face style:name="Proxima Nova1" svg:font-family="'Proxima Nova'"/>
    <style:font-face style:name="Arial" svg:font-family="Arial" style:font-pitch="variable"/>
    <style:font-face style:name="Caladea1" svg:font-family="Caladea" style:font-pitch="variable"/>
    <style:font-face style:name="Proxima Nova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4285f4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ff5722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4285f4"/>
    </style:style>
    <style:style style:name="Mdp3" style:family="drawing-page">
      <style:drawing-page-properties draw:background-size="border" draw:fill="solid" draw:fill-color="#ff5722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4285f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20_header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16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20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6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2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.631cm" svg:height="0.001cm" svg:x="11.884cm" svg:y="7.642cm">
        <text:p/>
        <draw:enhanced-geometry draw:mirror-horizontal="false" draw:mirror-vertical="false" svg:viewBox="0 0 21600 21600" draw:type="mso-spt32" draw:enhanced-path="M 0 0 L 21600 21600 N"/>
      </draw:custom-shape>
      <draw:frame draw:name="Shape 11" presentation:style-name="Mpr1" draw:text-style-name="MP6" draw:layer="backgroundobjects" svg:width="23.667cm" svg:height="5.437cm" svg:x="0.866cm" svg:y="1.655cm" presentation:class="title" presentation:user-transformed="true">
        <draw:text-box>
          <text:p/>
        </draw:text-box>
      </draw:frame>
      <draw:frame draw:name="Shape 13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8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9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0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2">
      <draw:frame draw:name="Shape 15" presentation:style-name="Mpr9" draw:text-style-name="MP10" draw:layer="backgroundobjects" svg:width="22.539cm" svg:height="6.793cm" svg:x="0.866cm" svg:y="6.89cm" presentation:class="title" presentation:user-transformed="true">
        <draw:text-box>
          <text:p/>
        </draw:text-box>
      </draw:frame>
      <draw:frame draw:name="Shape 16" presentation:style-name="Mpr10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20_point" style:display-name="Main point" style:page-layout-name="PM1" draw:style-name="Mdp3">
      <draw:frame draw:name="Shape 34" presentation:style-name="Mpr13" draw:text-style-name="MP11" draw:layer="backgroundobjects" svg:width="15.787cm" svg:height="11.362cm" svg:x="1.362cm" svg:y="1.462cm" presentation:class="title" presentation:user-transformed="true">
        <draw:text-box>
          <text:p/>
        </draw:text-box>
      </draw:frame>
      <draw:frame draw:name="Shape 35" presentation:style-name="Mpr1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Main_20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1">
      <draw:custom-shape draw:name="Shape 37" draw:style-name="Mgr4" draw:text-style-name="MP12" draw:layer="backgroundobjects" svg:width="12.699cm" svg:height="14.287cm" svg:x="12.7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8" draw:style-name="Mgr5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39" presentation:style-name="Mpr17" draw:text-style-name="MP13" draw:layer="backgroundobjects" svg:width="11.236cm" svg:height="4.31cm" svg:x="0.738cm" svg:y="3.821cm" presentation:class="title" presentation:user-transformed="true">
        <draw:text-box>
          <text:p/>
        </draw:text-box>
      </draw:frame>
      <draw:frame draw:name="Shape 41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42" presentation:style-name="Mpr18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9"/>
    <meta:generator>LibreOfficeDev/5.1.0.3$Linux_X86_64 LibreOffice_project/</meta:generator>
  </office:meta>
</office:document-meta>
</file>